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1" svg:font-family="'Times New Roman', serif"/>
    <style:font-face style:name="lucidasans1" svg:font-family="lucidasans"/>
    <style:font-face style:name="方正宋体1" svg:font-family="方正宋体"/>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ystem" style:font-pitch="variable"/>
    <style:font-face style:name="方正宋体" svg:font-family="方正宋体" style:font-family-generic="system" style:font-pitch="variable"/>
  </office:font-face-decls>
  <office:automatic-styles>
    <style:style style:name="Table1" style:family="table">
      <style:table-properties style:width="6.9194in" style:rel-width="100%" table:align="left" style:shadow="none"/>
    </style:style>
    <style:style style:name="Table1.A" style:family="table-column">
      <style:table-column-properties style:column-width="3.459in" style:rel-column-width="4981*"/>
    </style:style>
    <style:style style:name="Table1.A1" style:family="table-cell">
      <style:table-cell-properties fo:padding="0.0417in" fo:border-left="0.0347in solid #000080" fo:border-right="none" fo:border-top="0.0347in solid #000080" fo:border-bottom="0.0347in solid #000080"/>
    </style:style>
    <style:style style:name="Table1.B1" style:family="table-cell">
      <style:table-cell-properties fo:padding="0.0417in" fo:border="0.0347in solid #000080"/>
    </style:style>
    <style:style style:name="P1" style:family="paragraph" style:parent-style-name="Heading_20_1" style:master-page-name="HTML"/>
    <style:style style:name="P2" style:family="paragraph" style:parent-style-name="Text_20_body">
      <style:text-properties fo:font-size="12pt" fo:font-weight="normal"/>
    </style:style>
    <style:style style:name="P3" style:family="paragraph" style:parent-style-name="Text_20_body" style:list-style-name="L2"/>
    <style:style style:name="P4" style:family="paragraph" style:parent-style-name="Text_20_body">
      <style:text-properties style:font-name="Arial"/>
    </style:style>
    <style:style style:name="P5" style:family="paragraph" style:parent-style-name="Text_20_body" style:list-style-name="L3">
      <style:text-properties style:font-name="Arial"/>
    </style:style>
    <style:style style:name="P6" style:family="paragraph" style:parent-style-name="Table_20_Contents">
      <style:paragraph-properties fo:text-align="center" style:justify-single-word="false"/>
      <style:text-properties fo:color="#b80047" fo:font-size="12pt" fo:font-weight="bold"/>
    </style:style>
    <style:style style:name="P7" style:family="paragraph" style:parent-style-name="Table_20_Contents">
      <style:text-properties fo:color="#b80047" fo:font-size="12pt" fo:font-weight="normal"/>
    </style:style>
    <style:style style:name="P8" style:family="paragraph" style:parent-style-name="Table_20_Contents">
      <style:paragraph-properties fo:text-align="start" style:justify-single-word="false"/>
      <style:text-properties fo:color="#b80047" fo:font-size="12pt" fo:font-weight="normal"/>
    </style:style>
    <style:style style:name="P9" style:family="paragraph" style:parent-style-name="Heading_20_1">
      <style:text-properties fo:font-size="28pt"/>
    </style:style>
    <style:style style:name="T1" style:family="text">
      <style:text-properties fo:font-size="16pt" fo:font-weight="bold"/>
    </style:style>
    <style:style style:name="T2" style:family="text">
      <style:text-properties fo:font-size="16pt"/>
    </style:style>
    <style:style style:name="T3" style:family="text">
      <style:text-properties fo:font-size="14pt" fo:font-weight="bold"/>
    </style:style>
    <style:style style:name="T4" style:family="text">
      <style:text-properties fo:font-weight="bold"/>
    </style:style>
    <style:style style:name="T5" style:family="text">
      <style:text-properties fo:font-size="13pt" style:font-size-asian="13pt" style:font-size-complex="13pt"/>
    </style:style>
    <style:style style:name="T6" style:family="text">
      <style:text-properties fo:color="#b80047"/>
    </style:style>
    <style:style style:name="T7" style:family="text">
      <style:text-properties style:font-name="Arial"/>
    </style:style>
    <style:style style:name="T8" style:family="text">
      <style:text-properties style:font-name="Arial"/>
    </style:style>
    <style:style style:name="T9" style:family="text">
      <style:text-properties fo:font-size="14pt"/>
    </style:style>
    <style:style style:name="T10" style:family="text">
      <style:text-properties fo:font-size="14pt"/>
    </style:style>
    <style:style style:name="T11" style:family="text">
      <style:text-properties fo:font-size="24pt" style:font-size-asian="24pt" style:font-size-complex="24pt"/>
    </style:style>
    <style:style style:name="T12" style:family="text">
      <style:text-properties style:text-position="33% 80%"/>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1.25in" svg:height="0.6252in" draw:z-index="0"><draw:image xlink:href="../120x60_5.png" xlink:type="simple" xlink:show="embed" xlink:actuate="onLoad"/></draw:frame><text:bookmark text:name="Top"/>Welcome To the Documentation Project/Worldlabel Template/Clipart Competition</text:h>
      <text:p text:style-name="Text_20_body"/>
      <text:h text:style-name="Heading_20_2" text:outline-level="2"><text:bookmark text:name="wett"/>Why We are Having the Competition</text:h>
      <text:p text:style-name="Text_20_body">OpenOffice.org is becoming more and more widely used. OpenOffice.org's Open Document Format has received International Standard Organization (ISO) approval and some countries, such as Belgium, Malaysia and others, will be completely migrating to ODF soon. As the community gains strength and growth, we recognize that we do not have a wealth of templates and clipart under our own banner. Even the external sites that provide these are not expanding their collections; so This is a good time to build a comprehensive repository of ODF templates!!! Lets all share and keep building an even stronger community of users. So here's the challenge create and submit templates and clipart as part of the competition and be eligible for a share of cash and other awards of over US$5000 provided by <text:span text:style-name="T1">our sponsor, </text:span><text:a xlink:type="simple" xlink:href="http://www.worldlabel.com/"><text:span text:style-name="T2">worldlabel.com</text:span></text:a></text:p>
      <text:p text:style-name="Text_20_body"/>
      <text:p text:style-name="Text_20_body">The <text:span text:style-name="T3">OpenOffice.org documentation project</text:span> is running this competition in conjunction with <text:a xlink:type="simple" xlink:href="http://www.worldlabel.com/"><text:span text:style-name="T4">Worldlabel</text:span></text:a>, which, we hope, is the start of a series of competitions. OpenOffice.org lives as open SOURCE Community because of the interest and commitment of its users and project members. Each user of OpenOffice.org is called to provide templates or clipart items and send these in. These will ultimately become publicly available from <text:a xlink:type="simple" xlink:href="http://documentation.openoffice.org/Samples_Templates/index.html"><text:span text:style-name="T5">http://documentation.openoffice.org/Samples_Templates/</text:span></text:a></text:p>
      <text:p text:style-name="Text_20_body"/>
      <text:h text:style-name="Heading_20_2" text:outline-level="2"><text:bookmark text:name="teil"/>Conditions of participation</text:h>
      <text:p text:style-name="Text_20_body">Everyone can participate and may submit as many submissions (one per message) as they can without penalty. </text:p>
      <text:p text:style-name="Text_20_body">All templates submitted must be presented in open OpenOffice.org template format (e.g. * ott * for Writer templates). Clipart may be in any of the graphic formats OpenOffice.org is able to import plus SVG as <text:s/>the SVG import filter (<text:a xlink:type="simple" xlink:href="http://wiki.services.openoffice.org/wiki/SVG_Import_Filter">http://wiki.services.openoffice.org/wiki/SVG_Import_Filter</text:a>), allows these to be opened. Graphics submitters should take care to ensure that their submission is not modified by the export/import process, as the file will be opened in OpenOffice.org and it is this version that will be the one considered as your contribution.</text:p>
      <text:p text:style-name="Text_20_body">Templates should have an appropriate, generally accepted utilization value and not be "banal". The submitted templates should useful to other users. For example, an empty Writer file with inserted, current date is surely no "meaningful" template. However, a Calc spreadsheet template that can be used for cataloguing a stamp collection or other collection will surely qualify. </text:p>
      <text:p text:style-name="Text_20_body"/>
      <text:h text:style-name="Heading_20_3" text:outline-level="3">Some Ideas for Templates:</text:h>
      <text:p text:style-name="Text_20_body">Business cards, letterheads, cards, Memos and faxes, invoices accounting templates, newsletters, resumes, expense reports, base forms, presentation template, cd cover, spreadsheet templates, calenders..... for Writer, Calc, Base... Use text fields for folks to personalize, have areas for businesses to insert logos, create all types of useful templates for all types of home and business uses for our community to share.</text:p>
      <text:p text:style-name="Text_20_body"/>
      <text:h text:style-name="Heading_20_3" text:outline-level="3">Some Ideas for Clipart:</text:h>
      <text:p text:style-name="P2">Borders, frames, decorative objects, business objects, animals, flowers, backgrounds, OO Doodads.... let your creative juices flow.</text:p>
      <text:p text:style-name="P2"/>
      <text:h text:style-name="Heading_20_3" text:outline-level="3">NOTE: Entries MUST come with an explanation and be released under the LGPL or PDL to be considered. A screenshot of the work would also be appreciated but not essential. <text:span text:style-name="T6">If applicable for printing products, please reference the manufacturer and product number. </text:span>Submissions will be by email to the following address <text:a xlink:type="simple" xlink:href="mailto:contest@openoffice.org?subject=Contest%20submission">contest@openoffice.org</text:a></text:h>
      <text:p text:style-name="Text_20_body"/>
      <text:h text:style-name="Heading_20_2" text:outline-level="2">What the judges will be looking for:</text:h>
      <text:list text:style-name="L2">
        <text:list-item>
          <text:p text:style-name="P3">Artistic merit of the design</text:p>
        </text:list-item>
        <text:list-item>
          <text:p text:style-name="P3">Originality of design</text:p>
        </text:list-item>
        <text:list-item>
          <text:p text:style-name="P3">Functional usability of submitted Templates or Clipart</text:p>
        </text:list-item>
        <text:list-item>
          <text:p text:style-name="P3">Collections of a design theme, For example. The same design theme for a business card and letterhead or, say, a collection of animals with same art form.</text:p>
        </text:list-item>
        <text:list-item>
          <text:p text:style-name="P3">Some Ideas for Templates: Form letters for businesses, i.e. Late payment, sales letters. Industry specific templates, i.e. educational, legal, healthcare.</text:p>
        </text:list-item>
        <text:list-item>
          <text:p text:style-name="P3">Entries in different languages</text:p>
        </text:list-item>
      </text:list>
      <text:p text:style-name="Text_20_body"/>
      <text:h text:style-name="Heading_20_2" text:outline-level="2" text:is-list-header="true">Licensing:</text:h>
      <text:p text:style-name="Text_20_body"><text:span text:style-name="T7">Templates and Clipart submitted to OpenOffice.org in this contest, must be licenced under the LGPL which is the same license under which OpenOffice.org itself is licensed or under the Documentation Project PDL licence. Both may be viewed online. For LGPL, see </text:span><text:a xlink:type="simple" xlink:href="http://www.openoffice.org/licenses/lgpl_license.html"><text:span text:style-name="T8">http://www.openoffice.org/licenses/lgpl_license.html</text:span></text:a><text:span text:style-name="T7"> and for PDL, see </text:span><text:a xlink:type="simple" xlink:href="http://www.openoffice.org/licenses/PDL.html"><text:span text:style-name="T8">http://www.openoffice.org/licenses/PDL.html</text:span></text:a></text:p>
      <text:p text:style-name="P4">To repeat, all Templates of this contest must be published under one of these licences by the author in order to be eligible for the contest. All submissions, that meet this requirement and are publishable, will included in the Template, Samples and Clipart repository at http://documentation.openoffice.org .: Please add the following text to the document properties:</text:p>
      <text:list text:style-name="L3">
        <text:list-item>
          <text:p text:style-name="P5">You full name</text:p>
        </text:list-item>
        <text:list-item>
          <text:p text:style-name="P5">A working email address </text:p>
        </text:list-item>
        <text:list-item>
          <text:p text:style-name="P5">Your full address including city, state/province. Postal code and country</text:p>
        </text:list-item>
        <text:list-item>
          <text:p text:style-name="P5">License. PDL or LGPL.</text:p>
        </text:list-item>
        <text:list-item>
          <text:p text:style-name="P5">The following declaration:<text:line-break/>I confirm that I am the sole author of this template or graphic. This work is created from my own ideas and materials. No third party license or materials are included that will affect licencing under either the LGPL or PDL. Furthermore I confirm that I am entitled to place the submitted template or graphic under one of these licenses. </text:p>
        </text:list-item>
      </text:list>
      <text:p text:style-name="Text_20_body"/>
      <text:h text:style-name="Heading_20_2" text:outline-level="2"><text:bookmark text:name="AP"/>Contact </text:h>
      <text:p text:style-name="Text_20_body"><text:span text:style-name="T9">For more information, please ask on the </text:span><text:a xlink:type="simple" xlink:href="mailto:contest_info@documentation.openoffice.org"><text:span text:style-name="T10">contest_info@documentation.openoffice.org</text:span></text:a><text:a xlink:type="simple" xlink:href="mailto:contest_info@documentation.openoffice.org?subject=Contest%20Info"> </text:a><text:span text:style-name="T9">mailing list.</text:span></text:p>
      <text:p text:style-name="Text_20_body"/>
      <text:h text:style-name="Heading_20_1" text:outline-level="1"><text:bookmark text:name="preise"/><text:span text:style-name="T11">Prizes</text:span> </text:h>
      <table:table table:name="Table1" table:style-name="Table1">
        <table:table-column table:style-name="Table1.A" table:number-columns-repeated="2"/>
        <table:table-row>
          <table:table-cell table:style-name="Table1.A1" office:value-type="string">
            <text:p text:style-name="P6">PRIZES FOR TEMPLATES: </text:p>
            <text:p text:style-name="P7">1<text:span text:style-name="T12">st</text:span> Prize USD750</text:p>
            <text:p text:style-name="P7">2<text:span text:style-name="T12">nd</text:span> Prize USD300 </text:p>
            <text:p text:style-name="P7">3<text:span text:style-name="T12">rd</text:span> Prize USD250 </text:p>
            <text:p text:style-name="P7">4<text:span text:style-name="T12">th</text:span> and 5<text:span text:style-name="T12">th</text:span> Prizes USD200 </text:p>
            <text:p text:style-name="P7">100s of Tshirts and other Openoffice.org goodies for templates which will be part of the Documentation Project.</text:p>
          </table:table-cell>
          <table:table-cell table:style-name="Table1.B1" office:value-type="string">
            <text:p text:style-name="P6">PRIZES FOR CLIPART: </text:p>
            <text:p text:style-name="P7">1<text:span text:style-name="T12">st</text:span> Prize USD750</text:p>
            <text:p text:style-name="P7">2<text:span text:style-name="T12">nd</text:span> Prize USD300 </text:p>
            <text:p text:style-name="P7">3<text:span text:style-name="T12">rd</text:span> Prize USD250</text:p>
            <text:p text:style-name="P7">4<text:span text:style-name="T12">th</text:span> and 5<text:span text:style-name="T12">th</text:span> Prizes USD200</text:p>
            <text:p text:style-name="P8">100s of Tshirts and other Openoffice.org goodies for clipart submitted which will be part of the Documentation Project.</text:p>
          </table:table-cell>
        </table:table-row>
      </table:table>
      <text:p text:style-name="Text_20_body"/>
      <text:h text:style-name="P9" text:outline-level="1">Our Sponsor</text:h>
      <text:p text:style-name="Text_20_body"><draw:a xlink:type="simple" xlink:href="http://www.worldlabel.com/"><draw:frame draw:style-name="fr1" draw:name="HTTP://WWW.WORLDLABEL.COM/" text:anchor-type="paragraph" svg:width="3.052in" svg:height="0.552in" draw:z-index="1"><draw:image xlink:href="../logo1.gif" xlink:type="simple" xlink:show="embed" xlink:actuate="onLoad"/></draw:frame></draw:a>Our sponsor, <text:a xlink:type="simple" xlink:href="http://www.worldlabel.com/">Worldlabel</text:a>, has committed US$5000 to expand the number of templates in the OpenOffice.org document project repertoire. To have a share of this pool, your template or collection of clipart should be a significant contribution. A panel of three judges will evaluate and select the finalists and, with the co-operation of the sponsor, allocate prizes in propor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1" svg:font-family="'Times New Roman', serif"/>
    <style:font-face style:name="lucidasans1" svg:font-family="lucidasans"/>
    <style:font-face style:name="方正宋体1" svg:font-family="方正宋体"/>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ystem" style:font-pitch="variable"/>
    <style:font-face style:name="方正宋体" svg:font-family="方正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方正宋体" style:font-size-asian="12pt" style:language-asian="zh" style:country-asian="CN" style:font-name-complex="lucida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Times New Roman1" fo:font-size="24pt" fo:font-weight="bold" style:font-name-asian="方正宋体1"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fo:font-size="14pt" fo:font-style="italic" fo:font-weight="bold" style:font-name-asian="方正宋体1"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fo:font-size="14pt" fo:font-weight="bold" style:font-name-asian="方正宋体1"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fo:font-size="85%" fo:font-style="italic" fo:font-weight="bold" style:font-name-asian="方正宋体1"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80$Build-9056</meta:generator>
    <meta:initial-creator>G. Roderick Singleton</meta:initial-creator>
    <meta:creation-date>2006-08-21T21:48:51</meta:creation-date>
    <dc:creator>G. Roderick Singleton</dc:creator>
    <dc:date>2006-09-13T11:18:22</dc:date>
    <dc:language>en-US</dc:language>
    <meta:editing-cycles>4</meta:editing-cycles>
    <meta:editing-duration>PT21H54M52S</meta:editing-duration>
    <meta:user-defined meta:name="Info 1"/>
    <meta:user-defined meta:name="Info 2"/>
    <meta:user-defined meta:name="Info 3"/>
    <meta:user-defined meta:name="Info 4"/>
    <meta:document-statistic meta:table-count="1" meta:image-count="2" meta:object-count="0" meta:page-count="3" meta:paragraph-count="45" meta:word-count="930" meta:character-count="6051"/>
  </office:meta>
</office:document-meta>
</file>